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58cm"/>
    </style:style>
    <style:style style:name="co4" style:family="table-column">
      <style:table-column-properties fo:break-before="auto" style:column-width="1.092cm"/>
    </style:style>
    <style:style style:name="co5" style:family="table-column">
      <style:table-column-properties fo:break-before="auto" style:column-width="1.259cm"/>
    </style:style>
    <style:style style:name="co6" style:family="table-column">
      <style:table-column-properties fo:break-before="auto" style:column-width="1.321cm"/>
    </style:style>
    <style:style style:name="co7" style:family="table-column">
      <style:table-column-properties fo:break-before="auto" style:column-width="1.199cm"/>
    </style:style>
    <style:style style:name="co8" style:family="table-column">
      <style:table-column-properties fo:break-before="auto" style:column-width="1.625cm"/>
    </style:style>
    <style:style style:name="co9" style:family="table-column">
      <style:table-column-properties fo:break-before="auto" style:column-width="1.335cm"/>
    </style:style>
    <style:style style:name="co10" style:family="table-column">
      <style:table-column-properties fo:break-before="auto" style:column-width="1.626cm"/>
    </style:style>
    <style:style style:name="co11" style:family="table-column">
      <style:table-column-properties fo:break-before="auto" style:column-width="3.161cm"/>
    </style:style>
    <style:style style:name="co12" style:family="table-column">
      <style:table-column-properties fo:break-before="auto" style:column-width="2.568cm"/>
    </style:style>
    <style:style style:name="co13" style:family="table-column">
      <style:table-column-properties fo:break-before="auto" style:column-width="2.642cm"/>
    </style:style>
    <style:style style:name="co14" style:family="table-column">
      <style:table-column-properties fo:break-before="auto" style:column-width="5.921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6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ext-properties fo:font-size="2p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5"/>
        <table:table-column table:style-name="co2" table:default-cell-style-name="Default"/>
        <table:table-column table:style-name="co8" table:number-columns-repeated="2" table:default-cell-style-name="ce18"/>
        <table:table-column table:style-name="co9" table:default-cell-style-name="ce18"/>
        <table:table-column table:style-name="co10" table:default-cell-style-name="ce37"/>
        <table:table-column table:style-name="co2" table:number-columns-repeated="2" table:default-cell-style-name="ce18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6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6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6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6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6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6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6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6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6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6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6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6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6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6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6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6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6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6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6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table:style-name="ce29"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6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6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6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6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6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6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6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6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6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6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6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6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6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/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28.73" calcext:value-type="currency">
            <text:p>28,73 €</text:p>
          </table:table-cell>
          <table:table-cell table:formula="of:=[.O41]+[.N42]" office:value-type="currency" office:currency="EUR" office:value="2081.2169" calcext:value-type="currency">
            <text:p>2 081,22 €</text:p>
          </table:table-cell>
          <table:table-cell table:style-name="ce19" table:formula="of:=[.A42]*budgetjour-[.O42]" office:value-type="currency" office:currency="EUR" office:value="-31.2169000000004" calcext:value-type="currency">
            <text:p>-31,22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6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table:number-columns-repeated="2"/>
          <table:table-cell table:style-name="ce13" table:formula="of:=[.F42]+[.E43]" office:value-type="float" office:value="2630.31" calcext:value-type="float">
            <text:p>2630</text:p>
          </table:table-cell>
          <table:table-cell/>
          <table:table-cell table:style-name="ce13" table:formula="of:=[.H42]+[.G43]" office:value-type="float" office:value="16187" calcext:value-type="float">
            <text:p>16187</text:p>
          </table:table-cell>
          <table:table-cell table:number-columns-repeated="5"/>
          <table:table-cell table:formula="of:=[.K43]+[.L43]+[.M43]" office:value-type="currency" office:currency="EUR" office:value="0" calcext:value-type="currency">
            <text:p>0,00 €</text:p>
          </table:table-cell>
          <table:table-cell table:formula="of:=[.O42]+[.N43]" office:value-type="currency" office:currency="EUR" office:value="2081.2169" calcext:value-type="currency">
            <text:p>2 081,22 €</text:p>
          </table:table-cell>
          <table:table-cell table:style-name="ce19" table:formula="of:=[.A43]*budgetjour-[.O43]" office:value-type="currency" office:currency="EUR" office:value="18.7830999999996" calcext:value-type="currency">
            <text:p>18,78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6" office:value-type="date" office:date-value="2022-08-09" calcext:value-type="date">
            <text:p>mar. 9 août</text:p>
          </table:table-cell>
          <table:table-cell table:style-name="ce8" table:formula="of:=[.D43]" office:value-type="float" office:value="0" calcext:value-type="float">
            <text:p>0</text:p>
          </table:table-cell>
          <table:table-cell table:number-columns-repeated="2"/>
          <table:table-cell table:style-name="ce13" table:formula="of:=[.F43]+[.E44]" office:value-type="float" office:value="2630.31" calcext:value-type="float">
            <text:p>2630</text:p>
          </table:table-cell>
          <table:table-cell/>
          <table:table-cell table:style-name="ce13" table:formula="of:=[.H43]+[.G44]" office:value-type="float" office:value="16187" calcext:value-type="float">
            <text:p>16187</text:p>
          </table:table-cell>
          <table:table-cell table:number-columns-repeated="5"/>
          <table:table-cell table:formula="of:=[.K44]+[.L44]+[.M44]" office:value-type="currency" office:currency="EUR" office:value="0" calcext:value-type="currency">
            <text:p>0,00 €</text:p>
          </table:table-cell>
          <table:table-cell table:formula="of:=[.O43]+[.N44]" office:value-type="currency" office:currency="EUR" office:value="2081.2169" calcext:value-type="currency">
            <text:p>2 081,22 €</text:p>
          </table:table-cell>
          <table:table-cell table:style-name="ce19" table:formula="of:=[.A44]*budgetjour-[.O44]" office:value-type="currency" office:currency="EUR" office:value="68.7830999999997" calcext:value-type="currency">
            <text:p>68,78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6" office:value-type="date" office:date-value="2022-08-10" calcext:value-type="date">
            <text:p>mer. 10 août</text:p>
          </table:table-cell>
          <table:table-cell table:style-name="ce8" table:formula="of:=[.D44]" office:value-type="float" office:value="0" calcext:value-type="float">
            <text:p>0</text:p>
          </table:table-cell>
          <table:table-cell table:number-columns-repeated="2"/>
          <table:table-cell table:style-name="ce13" table:formula="of:=[.F44]+[.E45]" office:value-type="float" office:value="2630.31" calcext:value-type="float">
            <text:p>2630</text:p>
          </table:table-cell>
          <table:table-cell/>
          <table:table-cell table:style-name="ce13" table:formula="of:=[.H44]+[.G45]" office:value-type="float" office:value="16187" calcext:value-type="float">
            <text:p>16187</text:p>
          </table:table-cell>
          <table:table-cell table:number-columns-repeated="5"/>
          <table:table-cell table:formula="of:=[.K45]+[.L45]+[.M45]" office:value-type="currency" office:currency="EUR" office:value="0" calcext:value-type="currency">
            <text:p>0,00 €</text:p>
          </table:table-cell>
          <table:table-cell table:formula="of:=[.O44]+[.N45]" office:value-type="currency" office:currency="EUR" office:value="2081.2169" calcext:value-type="currency">
            <text:p>2 081,22 €</text:p>
          </table:table-cell>
          <table:table-cell table:style-name="ce19" table:formula="of:=[.A45]*budgetjour-[.O45]" office:value-type="currency" office:currency="EUR" office:value="118.7831" calcext:value-type="currency">
            <text:p>118,78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6" office:value-type="date" office:date-value="2022-08-11" calcext:value-type="date">
            <text:p>jeu. 11 août</text:p>
          </table:table-cell>
          <table:table-cell table:style-name="ce8" table:formula="of:=[.D45]" office:value-type="float" office:value="0" calcext:value-type="float">
            <text:p>0</text:p>
          </table:table-cell>
          <table:table-cell table:number-columns-repeated="2"/>
          <table:table-cell table:style-name="ce13" table:formula="of:=[.F45]+[.E46]" office:value-type="float" office:value="2630.31" calcext:value-type="float">
            <text:p>2630</text:p>
          </table:table-cell>
          <table:table-cell/>
          <table:table-cell table:style-name="ce13" table:formula="of:=[.H45]+[.G46]" office:value-type="float" office:value="16187" calcext:value-type="float">
            <text:p>16187</text:p>
          </table:table-cell>
          <table:table-cell table:number-columns-repeated="5"/>
          <table:table-cell table:formula="of:=[.K46]+[.L46]+[.M46]" office:value-type="currency" office:currency="EUR" office:value="0" calcext:value-type="currency">
            <text:p>0,00 €</text:p>
          </table:table-cell>
          <table:table-cell table:formula="of:=[.O45]+[.N46]" office:value-type="currency" office:currency="EUR" office:value="2081.2169" calcext:value-type="currency">
            <text:p>2 081,22 €</text:p>
          </table:table-cell>
          <table:table-cell table:style-name="ce19" table:formula="of:=[.A46]*budgetjour-[.O46]" office:value-type="currency" office:currency="EUR" office:value="168.7831" calcext:value-type="currency">
            <text:p>168,78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6" office:value-type="date" office:date-value="2022-08-12" calcext:value-type="date">
            <text:p>ven. 12 août</text:p>
          </table:table-cell>
          <table:table-cell table:style-name="ce8" table:formula="of:=[.D46]" office:value-type="float" office:value="0" calcext:value-type="float">
            <text:p>0</text:p>
          </table:table-cell>
          <table:table-cell table:number-columns-repeated="2"/>
          <table:table-cell table:style-name="ce13" table:formula="of:=[.F46]+[.E47]" office:value-type="float" office:value="2630.31" calcext:value-type="float">
            <text:p>2630</text:p>
          </table:table-cell>
          <table:table-cell/>
          <table:table-cell table:style-name="ce13" table:formula="of:=[.H46]+[.G47]" office:value-type="float" office:value="16187" calcext:value-type="float">
            <text:p>16187</text:p>
          </table:table-cell>
          <table:table-cell table:number-columns-repeated="5"/>
          <table:table-cell table:formula="of:=[.K47]+[.L47]+[.M47]" office:value-type="currency" office:currency="EUR" office:value="0" calcext:value-type="currency">
            <text:p>0,00 €</text:p>
          </table:table-cell>
          <table:table-cell table:formula="of:=[.O46]+[.N47]" office:value-type="currency" office:currency="EUR" office:value="2081.2169" calcext:value-type="currency">
            <text:p>2 081,22 €</text:p>
          </table:table-cell>
          <table:table-cell table:style-name="ce19" table:formula="of:=[.A47]*budgetjour-[.O47]" office:value-type="currency" office:currency="EUR" office:value="218.7831" calcext:value-type="currency">
            <text:p>218,78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6" office:value-type="date" office:date-value="2022-08-13" calcext:value-type="date">
            <text:p>sam. 13 août</text:p>
          </table:table-cell>
          <table:table-cell table:style-name="ce8" table:formula="of:=[.D47]" office:value-type="float" office:value="0" calcext:value-type="float">
            <text:p>0</text:p>
          </table:table-cell>
          <table:table-cell table:number-columns-repeated="2"/>
          <table:table-cell table:style-name="ce13" table:formula="of:=[.F47]+[.E48]" office:value-type="float" office:value="2630.31" calcext:value-type="float">
            <text:p>2630</text:p>
          </table:table-cell>
          <table:table-cell/>
          <table:table-cell table:style-name="ce13" table:formula="of:=[.H47]+[.G48]" office:value-type="float" office:value="16187" calcext:value-type="float">
            <text:p>16187</text:p>
          </table:table-cell>
          <table:table-cell table:number-columns-repeated="5"/>
          <table:table-cell table:formula="of:=[.K48]+[.L48]+[.M48]" office:value-type="currency" office:currency="EUR" office:value="0" calcext:value-type="currency">
            <text:p>0,00 €</text:p>
          </table:table-cell>
          <table:table-cell table:formula="of:=[.O47]+[.N48]" office:value-type="currency" office:currency="EUR" office:value="2081.2169" calcext:value-type="currency">
            <text:p>2 081,22 €</text:p>
          </table:table-cell>
          <table:table-cell table:style-name="ce19" table:formula="of:=[.A48]*budgetjour-[.O48]" office:value-type="currency" office:currency="EUR" office:value="268.7831" calcext:value-type="currency">
            <text:p>268,78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6" office:value-type="date" office:date-value="2022-08-14" calcext:value-type="date">
            <text:p>dim. 14 août</text:p>
          </table:table-cell>
          <table:table-cell table:style-name="ce8" table:formula="of:=[.D48]" office:value-type="float" office:value="0" calcext:value-type="float">
            <text:p>0</text:p>
          </table:table-cell>
          <table:table-cell table:number-columns-repeated="2"/>
          <table:table-cell table:style-name="ce13" table:formula="of:=[.F48]+[.E49]" office:value-type="float" office:value="2630.31" calcext:value-type="float">
            <text:p>2630</text:p>
          </table:table-cell>
          <table:table-cell/>
          <table:table-cell table:style-name="ce13" table:formula="of:=[.H48]+[.G49]" office:value-type="float" office:value="16187" calcext:value-type="float">
            <text:p>16187</text:p>
          </table:table-cell>
          <table:table-cell table:number-columns-repeated="5"/>
          <table:table-cell table:formula="of:=[.K49]+[.L49]+[.M49]" office:value-type="currency" office:currency="EUR" office:value="0" calcext:value-type="currency">
            <text:p>0,00 €</text:p>
          </table:table-cell>
          <table:table-cell table:formula="of:=[.O48]+[.N49]" office:value-type="currency" office:currency="EUR" office:value="2081.2169" calcext:value-type="currency">
            <text:p>2 081,22 €</text:p>
          </table:table-cell>
          <table:table-cell table:style-name="ce19" table:formula="of:=[.A49]*budgetjour-[.O49]" office:value-type="currency" office:currency="EUR" office:value="318.7831" calcext:value-type="currency">
            <text:p>318,78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6" office:value-type="date" office:date-value="2022-08-15" calcext:value-type="date">
            <text:p>lun. 15 août</text:p>
          </table:table-cell>
          <table:table-cell table:style-name="ce8" table:formula="of:=[.D49]" office:value-type="float" office:value="0" calcext:value-type="float">
            <text:p>0</text:p>
          </table:table-cell>
          <table:table-cell table:number-columns-repeated="2"/>
          <table:table-cell table:style-name="ce13" table:formula="of:=[.F49]+[.E50]" office:value-type="float" office:value="2630.31" calcext:value-type="float">
            <text:p>2630</text:p>
          </table:table-cell>
          <table:table-cell/>
          <table:table-cell table:style-name="ce13" table:formula="of:=[.H49]+[.G50]" office:value-type="float" office:value="16187" calcext:value-type="float">
            <text:p>16187</text:p>
          </table:table-cell>
          <table:table-cell table:number-columns-repeated="5"/>
          <table:table-cell table:formula="of:=[.K50]+[.L50]+[.M50]" office:value-type="currency" office:currency="EUR" office:value="0" calcext:value-type="currency">
            <text:p>0,00 €</text:p>
          </table:table-cell>
          <table:table-cell table:formula="of:=[.O49]+[.N50]" office:value-type="currency" office:currency="EUR" office:value="2081.2169" calcext:value-type="currency">
            <text:p>2 081,22 €</text:p>
          </table:table-cell>
          <table:table-cell table:style-name="ce19" table:formula="of:=[.A50]*budgetjour-[.O50]" office:value-type="currency" office:currency="EUR" office:value="368.7831" calcext:value-type="currency">
            <text:p>368,78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6" office:value-type="date" office:date-value="2022-08-16" calcext:value-type="date">
            <text:p>mar. 16 août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2630.31" calcext:value-type="float">
            <text:p>2630</text:p>
          </table:table-cell>
          <table:table-cell/>
          <table:table-cell table:style-name="ce13" table:formula="of:=[.H50]+[.G51]" office:value-type="float" office:value="16187" calcext:value-type="float">
            <text:p>16187</text:p>
          </table:table-cell>
          <table:table-cell table:number-columns-repeated="5"/>
          <table:table-cell table:formula="of:=[.K51]+[.L51]+[.M51]" office:value-type="currency" office:currency="EUR" office:value="0" calcext:value-type="currency">
            <text:p>0,00 €</text:p>
          </table:table-cell>
          <table:table-cell table:formula="of:=[.O50]+[.N51]" office:value-type="currency" office:currency="EUR" office:value="2081.2169" calcext:value-type="currency">
            <text:p>2 081,22 €</text:p>
          </table:table-cell>
          <table:table-cell table:style-name="ce19" table:formula="of:=[.A51]*budgetjour-[.O51]" office:value-type="currency" office:currency="EUR" office:value="418.7831" calcext:value-type="currency">
            <text:p>418,78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6" office:value-type="date" office:date-value="2022-08-17" calcext:value-type="date">
            <text:p>mer. 17 août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2630.31" calcext:value-type="float">
            <text:p>2630</text:p>
          </table:table-cell>
          <table:table-cell/>
          <table:table-cell table:style-name="ce13" table:formula="of:=[.H51]+[.G52]" office:value-type="float" office:value="16187" calcext:value-type="float">
            <text:p>16187</text:p>
          </table:table-cell>
          <table:table-cell table:number-columns-repeated="5"/>
          <table:table-cell table:formula="of:=[.K52]+[.L52]+[.M52]" office:value-type="currency" office:currency="EUR" office:value="0" calcext:value-type="currency">
            <text:p>0,00 €</text:p>
          </table:table-cell>
          <table:table-cell table:formula="of:=[.O51]+[.N52]" office:value-type="currency" office:currency="EUR" office:value="2081.2169" calcext:value-type="currency">
            <text:p>2 081,22 €</text:p>
          </table:table-cell>
          <table:table-cell table:style-name="ce19" table:formula="of:=[.A52]*budgetjour-[.O52]" office:value-type="currency" office:currency="EUR" office:value="468.7831" calcext:value-type="currency">
            <text:p>468,78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6" office:value-type="date" office:date-value="2022-08-18" calcext:value-type="date">
            <text:p>jeu. 18 août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2630.31" calcext:value-type="float">
            <text:p>2630</text:p>
          </table:table-cell>
          <table:table-cell/>
          <table:table-cell table:style-name="ce13" table:formula="of:=[.H52]+[.G53]" office:value-type="float" office:value="16187" calcext:value-type="float">
            <text:p>16187</text:p>
          </table:table-cell>
          <table:table-cell table:number-columns-repeated="5"/>
          <table:table-cell table:formula="of:=[.K53]+[.L53]+[.M53]" office:value-type="currency" office:currency="EUR" office:value="0" calcext:value-type="currency">
            <text:p>0,00 €</text:p>
          </table:table-cell>
          <table:table-cell table:formula="of:=[.O52]+[.N53]" office:value-type="currency" office:currency="EUR" office:value="2081.2169" calcext:value-type="currency">
            <text:p>2 081,22 €</text:p>
          </table:table-cell>
          <table:table-cell table:style-name="ce19" table:formula="of:=[.A53]*budgetjour-[.O53]" office:value-type="currency" office:currency="EUR" office:value="518.7831" calcext:value-type="currency">
            <text:p>518,78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6" office:value-type="date" office:date-value="2022-08-19" calcext:value-type="date">
            <text:p>ven. 19 août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2630.31" calcext:value-type="float">
            <text:p>2630</text:p>
          </table:table-cell>
          <table:table-cell/>
          <table:table-cell table:style-name="ce13" table:formula="of:=[.H53]+[.G54]" office:value-type="float" office:value="16187" calcext:value-type="float">
            <text:p>16187</text:p>
          </table:table-cell>
          <table:table-cell table:number-columns-repeated="5"/>
          <table:table-cell table:formula="of:=[.K54]+[.L54]+[.M54]" office:value-type="currency" office:currency="EUR" office:value="0" calcext:value-type="currency">
            <text:p>0,00 €</text:p>
          </table:table-cell>
          <table:table-cell table:formula="of:=[.O53]+[.N54]" office:value-type="currency" office:currency="EUR" office:value="2081.2169" calcext:value-type="currency">
            <text:p>2 081,22 €</text:p>
          </table:table-cell>
          <table:table-cell table:style-name="ce19" table:formula="of:=[.A54]*budgetjour-[.O54]" office:value-type="currency" office:currency="EUR" office:value="568.7831" calcext:value-type="currency">
            <text:p>568,78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6" office:value-type="date" office:date-value="2022-08-20" calcext:value-type="date">
            <text:p>sam. 20 août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2630.31" calcext:value-type="float">
            <text:p>2630</text:p>
          </table:table-cell>
          <table:table-cell/>
          <table:table-cell table:style-name="ce13" table:formula="of:=[.H54]+[.G55]" office:value-type="float" office:value="16187" calcext:value-type="float">
            <text:p>16187</text:p>
          </table:table-cell>
          <table:table-cell table:number-columns-repeated="5"/>
          <table:table-cell table:formula="of:=[.K55]+[.L55]+[.M55]" office:value-type="currency" office:currency="EUR" office:value="0" calcext:value-type="currency">
            <text:p>0,00 €</text:p>
          </table:table-cell>
          <table:table-cell table:formula="of:=[.O54]+[.N55]" office:value-type="currency" office:currency="EUR" office:value="2081.2169" calcext:value-type="currency">
            <text:p>2 081,22 €</text:p>
          </table:table-cell>
          <table:table-cell table:style-name="ce19" table:formula="of:=[.A55]*budgetjour-[.O55]" office:value-type="currency" office:currency="EUR" office:value="618.7831" calcext:value-type="currency">
            <text:p>618,78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6" office:value-type="date" office:date-value="2022-08-21" calcext:value-type="date">
            <text:p>dim. 21 août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2630.31" calcext:value-type="float">
            <text:p>2630</text:p>
          </table:table-cell>
          <table:table-cell/>
          <table:table-cell table:style-name="ce13" table:formula="of:=[.H55]+[.G56]" office:value-type="float" office:value="16187" calcext:value-type="float">
            <text:p>16187</text:p>
          </table:table-cell>
          <table:table-cell table:number-columns-repeated="5"/>
          <table:table-cell table:formula="of:=[.K56]+[.L56]+[.M56]" office:value-type="currency" office:currency="EUR" office:value="0" calcext:value-type="currency">
            <text:p>0,00 €</text:p>
          </table:table-cell>
          <table:table-cell table:formula="of:=[.O55]+[.N56]" office:value-type="currency" office:currency="EUR" office:value="2081.2169" calcext:value-type="currency">
            <text:p>2 081,22 €</text:p>
          </table:table-cell>
          <table:table-cell table:style-name="ce19" table:formula="of:=[.A56]*budgetjour-[.O56]" office:value-type="currency" office:currency="EUR" office:value="668.7831" calcext:value-type="currency">
            <text:p>668,78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6" office:value-type="date" office:date-value="2022-08-22" calcext:value-type="date">
            <text:p>lun. 22 août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2630.31" calcext:value-type="float">
            <text:p>2630</text:p>
          </table:table-cell>
          <table:table-cell/>
          <table:table-cell table:style-name="ce13" table:formula="of:=[.H56]+[.G57]" office:value-type="float" office:value="16187" calcext:value-type="float">
            <text:p>16187</text:p>
          </table:table-cell>
          <table:table-cell table:number-columns-repeated="5"/>
          <table:table-cell table:formula="of:=[.K57]+[.L57]+[.M57]" office:value-type="currency" office:currency="EUR" office:value="0" calcext:value-type="currency">
            <text:p>0,00 €</text:p>
          </table:table-cell>
          <table:table-cell table:formula="of:=[.O56]+[.N57]" office:value-type="currency" office:currency="EUR" office:value="2081.2169" calcext:value-type="currency">
            <text:p>2 081,22 €</text:p>
          </table:table-cell>
          <table:table-cell table:style-name="ce19" table:formula="of:=[.A57]*budgetjour-[.O57]" office:value-type="currency" office:currency="EUR" office:value="718.7831" calcext:value-type="currency">
            <text:p>718,78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6" office:value-type="date" office:date-value="2022-08-23" calcext:value-type="date">
            <text:p>mar. 23 août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2630.31" calcext:value-type="float">
            <text:p>2630</text:p>
          </table:table-cell>
          <table:table-cell/>
          <table:table-cell table:style-name="ce13" table:formula="of:=[.H57]+[.G58]" office:value-type="float" office:value="16187" calcext:value-type="float">
            <text:p>16187</text:p>
          </table:table-cell>
          <table:table-cell table:number-columns-repeated="5"/>
          <table:table-cell table:formula="of:=[.K58]+[.L58]+[.M58]" office:value-type="currency" office:currency="EUR" office:value="0" calcext:value-type="currency">
            <text:p>0,00 €</text:p>
          </table:table-cell>
          <table:table-cell table:formula="of:=[.O57]+[.N58]" office:value-type="currency" office:currency="EUR" office:value="2081.2169" calcext:value-type="currency">
            <text:p>2 081,22 €</text:p>
          </table:table-cell>
          <table:table-cell table:style-name="ce19" table:formula="of:=[.A58]*budgetjour-[.O58]" office:value-type="currency" office:currency="EUR" office:value="768.7831" calcext:value-type="currency">
            <text:p>768,78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6" office:value-type="date" office:date-value="2022-08-24" calcext:value-type="date">
            <text:p>mer. 24 août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2630.31" calcext:value-type="float">
            <text:p>2630</text:p>
          </table:table-cell>
          <table:table-cell/>
          <table:table-cell table:style-name="ce13" table:formula="of:=[.H58]+[.G59]" office:value-type="float" office:value="16187" calcext:value-type="float">
            <text:p>16187</text:p>
          </table:table-cell>
          <table:table-cell table:number-columns-repeated="5"/>
          <table:table-cell table:formula="of:=[.K59]+[.L59]+[.M59]" office:value-type="currency" office:currency="EUR" office:value="0" calcext:value-type="currency">
            <text:p>0,00 €</text:p>
          </table:table-cell>
          <table:table-cell table:formula="of:=[.O58]+[.N59]" office:value-type="currency" office:currency="EUR" office:value="2081.2169" calcext:value-type="currency">
            <text:p>2 081,22 €</text:p>
          </table:table-cell>
          <table:table-cell table:style-name="ce19" table:formula="of:=[.A59]*budgetjour-[.O59]" office:value-type="currency" office:currency="EUR" office:value="818.7831" calcext:value-type="currency">
            <text:p>818,78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6" office:value-type="date" office:date-value="2022-08-25" calcext:value-type="date">
            <text:p>jeu. 25 août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2630.31" calcext:value-type="float">
            <text:p>2630</text:p>
          </table:table-cell>
          <table:table-cell/>
          <table:table-cell table:style-name="ce13" table:formula="of:=[.H59]+[.G60]" office:value-type="float" office:value="16187" calcext:value-type="float">
            <text:p>16187</text:p>
          </table:table-cell>
          <table:table-cell table:number-columns-repeated="5"/>
          <table:table-cell table:formula="of:=[.K60]+[.L60]+[.M60]" office:value-type="currency" office:currency="EUR" office:value="0" calcext:value-type="currency">
            <text:p>0,00 €</text:p>
          </table:table-cell>
          <table:table-cell table:formula="of:=[.O59]+[.N60]" office:value-type="currency" office:currency="EUR" office:value="2081.2169" calcext:value-type="currency">
            <text:p>2 081,22 €</text:p>
          </table:table-cell>
          <table:table-cell table:style-name="ce19" table:formula="of:=[.A60]*budgetjour-[.O60]" office:value-type="currency" office:currency="EUR" office:value="868.7831" calcext:value-type="currency">
            <text:p>868,78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6" office:value-type="date" office:date-value="2022-08-26" calcext:value-type="date">
            <text:p>ven. 26 août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2630.31" calcext:value-type="float">
            <text:p>2630</text:p>
          </table:table-cell>
          <table:table-cell/>
          <table:table-cell table:style-name="ce13" table:formula="of:=[.H60]+[.G61]" office:value-type="float" office:value="16187" calcext:value-type="float">
            <text:p>16187</text:p>
          </table:table-cell>
          <table:table-cell table:number-columns-repeated="5"/>
          <table:table-cell table:formula="of:=[.K61]+[.L61]+[.M61]" office:value-type="currency" office:currency="EUR" office:value="0" calcext:value-type="currency">
            <text:p>0,00 €</text:p>
          </table:table-cell>
          <table:table-cell table:formula="of:=[.O60]+[.N61]" office:value-type="currency" office:currency="EUR" office:value="2081.2169" calcext:value-type="currency">
            <text:p>2 081,22 €</text:p>
          </table:table-cell>
          <table:table-cell table:style-name="ce19" table:formula="of:=[.A61]*budgetjour-[.O61]" office:value-type="currency" office:currency="EUR" office:value="918.7831" calcext:value-type="currency">
            <text:p>918,78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6" office:value-type="date" office:date-value="2022-08-27" calcext:value-type="date">
            <text:p>sam. 27 août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2630.31" calcext:value-type="float">
            <text:p>2630</text:p>
          </table:table-cell>
          <table:table-cell/>
          <table:table-cell table:style-name="ce13" table:formula="of:=[.H61]+[.G62]" office:value-type="float" office:value="16187" calcext:value-type="float">
            <text:p>16187</text:p>
          </table:table-cell>
          <table:table-cell table:number-columns-repeated="5"/>
          <table:table-cell table:formula="of:=[.K62]+[.L62]+[.M62]" office:value-type="currency" office:currency="EUR" office:value="0" calcext:value-type="currency">
            <text:p>0,00 €</text:p>
          </table:table-cell>
          <table:table-cell table:formula="of:=[.O61]+[.N62]" office:value-type="currency" office:currency="EUR" office:value="2081.2169" calcext:value-type="currency">
            <text:p>2 081,22 €</text:p>
          </table:table-cell>
          <table:table-cell table:style-name="ce19" table:formula="of:=[.A62]*budgetjour-[.O62]" office:value-type="currency" office:currency="EUR" office:value="968.7831" calcext:value-type="currency">
            <text:p>968,78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6" office:value-type="date" office:date-value="2022-08-28" calcext:value-type="date">
            <text:p>dim. 28 août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2630.31" calcext:value-type="float">
            <text:p>2630</text:p>
          </table:table-cell>
          <table:table-cell/>
          <table:table-cell table:style-name="ce13" table:formula="of:=[.H62]+[.G63]" office:value-type="float" office:value="16187" calcext:value-type="float">
            <text:p>16187</text:p>
          </table:table-cell>
          <table:table-cell table:number-columns-repeated="5"/>
          <table:table-cell table:formula="of:=[.K63]+[.L63]+[.M63]" office:value-type="currency" office:currency="EUR" office:value="0" calcext:value-type="currency">
            <text:p>0,00 €</text:p>
          </table:table-cell>
          <table:table-cell table:formula="of:=[.O62]+[.N63]" office:value-type="currency" office:currency="EUR" office:value="2081.2169" calcext:value-type="currency">
            <text:p>2 081,22 €</text:p>
          </table:table-cell>
          <table:table-cell table:style-name="ce19" table:formula="of:=[.A63]*budgetjour-[.O63]" office:value-type="currency" office:currency="EUR" office:value="1018.7831" calcext:value-type="currency">
            <text:p>1 018,78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6" office:value-type="date" office:date-value="2022-08-29" calcext:value-type="date">
            <text:p>lun. 29 août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2630.31" calcext:value-type="float">
            <text:p>2630</text:p>
          </table:table-cell>
          <table:table-cell/>
          <table:table-cell table:style-name="ce13" table:formula="of:=[.H63]+[.G64]" office:value-type="float" office:value="16187" calcext:value-type="float">
            <text:p>16187</text:p>
          </table:table-cell>
          <table:table-cell table:number-columns-repeated="5"/>
          <table:table-cell table:formula="of:=[.K64]+[.L64]+[.M64]" office:value-type="currency" office:currency="EUR" office:value="0" calcext:value-type="currency">
            <text:p>0,00 €</text:p>
          </table:table-cell>
          <table:table-cell table:formula="of:=[.O63]+[.N64]" office:value-type="currency" office:currency="EUR" office:value="2081.2169" calcext:value-type="currency">
            <text:p>2 081,22 €</text:p>
          </table:table-cell>
          <table:table-cell table:style-name="ce19" table:formula="of:=[.A64]*budgetjour-[.O64]" office:value-type="currency" office:currency="EUR" office:value="1068.7831" calcext:value-type="currency">
            <text:p>1 068,78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6" office:value-type="date" office:date-value="2022-08-30" calcext:value-type="date">
            <text:p>mar. 30 août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2630.31" calcext:value-type="float">
            <text:p>2630</text:p>
          </table:table-cell>
          <table:table-cell/>
          <table:table-cell table:style-name="ce13" table:formula="of:=[.H64]+[.G65]" office:value-type="float" office:value="16187" calcext:value-type="float">
            <text:p>16187</text:p>
          </table:table-cell>
          <table:table-cell table:number-columns-repeated="5"/>
          <table:table-cell table:formula="of:=[.K65]+[.L65]+[.M65]" office:value-type="currency" office:currency="EUR" office:value="0" calcext:value-type="currency">
            <text:p>0,00 €</text:p>
          </table:table-cell>
          <table:table-cell table:formula="of:=[.O64]+[.N65]" office:value-type="currency" office:currency="EUR" office:value="2081.2169" calcext:value-type="currency">
            <text:p>2 081,22 €</text:p>
          </table:table-cell>
          <table:table-cell table:style-name="ce19" table:formula="of:=[.A65]*budgetjour-[.O65]" office:value-type="currency" office:currency="EUR" office:value="1118.7831" calcext:value-type="currency">
            <text:p>1 118,78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6" office:value-type="date" office:date-value="2022-08-31" calcext:value-type="date">
            <text:p>mer. 31 août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2630.31" calcext:value-type="float">
            <text:p>2630</text:p>
          </table:table-cell>
          <table:table-cell/>
          <table:table-cell table:style-name="ce13" table:formula="of:=[.H65]+[.G66]" office:value-type="float" office:value="16187" calcext:value-type="float">
            <text:p>16187</text:p>
          </table:table-cell>
          <table:table-cell table:number-columns-repeated="5"/>
          <table:table-cell table:formula="of:=[.K66]+[.L66]+[.M66]" office:value-type="currency" office:currency="EUR" office:value="0" calcext:value-type="currency">
            <text:p>0,00 €</text:p>
          </table:table-cell>
          <table:table-cell table:formula="of:=[.O65]+[.N66]" office:value-type="currency" office:currency="EUR" office:value="2081.2169" calcext:value-type="currency">
            <text:p>2 081,22 €</text:p>
          </table:table-cell>
          <table:table-cell table:style-name="ce19" table:formula="of:=[.A66]*budgetjour-[.O66]" office:value-type="currency" office:currency="EUR" office:value="1168.7831" calcext:value-type="currency">
            <text:p>1 168,78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6" office:value-type="date" office:date-value="2022-09-01" calcext:value-type="date">
            <text:p>jeu. 1 sept.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2630.31" calcext:value-type="float">
            <text:p>2630</text:p>
          </table:table-cell>
          <table:table-cell/>
          <table:table-cell table:style-name="ce13" table:formula="of:=[.H66]+[.G67]" office:value-type="float" office:value="16187" calcext:value-type="float">
            <text:p>16187</text:p>
          </table:table-cell>
          <table:table-cell table:number-columns-repeated="5"/>
          <table:table-cell table:formula="of:=[.K67]+[.L67]+[.M67]" office:value-type="currency" office:currency="EUR" office:value="0" calcext:value-type="currency">
            <text:p>0,00 €</text:p>
          </table:table-cell>
          <table:table-cell table:formula="of:=[.O66]+[.N67]" office:value-type="currency" office:currency="EUR" office:value="2081.2169" calcext:value-type="currency">
            <text:p>2 081,22 €</text:p>
          </table:table-cell>
          <table:table-cell table:style-name="ce19" table:formula="of:=[.A67]*budgetjour-[.O67]" office:value-type="currency" office:currency="EUR" office:value="1218.7831" calcext:value-type="currency">
            <text:p>1 218,78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6" office:value-type="date" office:date-value="2022-09-02" calcext:value-type="date">
            <text:p>ven. 2 sept.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2630.31" calcext:value-type="float">
            <text:p>2630</text:p>
          </table:table-cell>
          <table:table-cell/>
          <table:table-cell table:style-name="ce13" table:formula="of:=[.H67]+[.G68]" office:value-type="float" office:value="16187" calcext:value-type="float">
            <text:p>16187</text:p>
          </table:table-cell>
          <table:table-cell table:number-columns-repeated="5"/>
          <table:table-cell table:formula="of:=[.K68]+[.L68]+[.M68]" office:value-type="currency" office:currency="EUR" office:value="0" calcext:value-type="currency">
            <text:p>0,00 €</text:p>
          </table:table-cell>
          <table:table-cell table:formula="of:=[.O67]+[.N68]" office:value-type="currency" office:currency="EUR" office:value="2081.2169" calcext:value-type="currency">
            <text:p>2 081,22 €</text:p>
          </table:table-cell>
          <table:table-cell table:style-name="ce19" table:formula="of:=[.A68]*budgetjour-[.O68]" office:value-type="currency" office:currency="EUR" office:value="1268.7831" calcext:value-type="currency">
            <text:p>1 268,78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6" office:value-type="date" office:date-value="2022-09-03" calcext:value-type="date">
            <text:p>sam. 3 sept.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2630.31" calcext:value-type="float">
            <text:p>2630</text:p>
          </table:table-cell>
          <table:table-cell/>
          <table:table-cell table:style-name="ce13" table:formula="of:=[.H68]+[.G69]" office:value-type="float" office:value="16187" calcext:value-type="float">
            <text:p>16187</text:p>
          </table:table-cell>
          <table:table-cell table:number-columns-repeated="5"/>
          <table:table-cell table:formula="of:=[.K69]+[.L69]+[.M69]" office:value-type="currency" office:currency="EUR" office:value="0" calcext:value-type="currency">
            <text:p>0,00 €</text:p>
          </table:table-cell>
          <table:table-cell table:formula="of:=[.O68]+[.N69]" office:value-type="currency" office:currency="EUR" office:value="2081.2169" calcext:value-type="currency">
            <text:p>2 081,22 €</text:p>
          </table:table-cell>
          <table:table-cell table:style-name="ce19" table:formula="of:=[.A69]*budgetjour-[.O69]" office:value-type="currency" office:currency="EUR" office:value="1318.7831" calcext:value-type="currency">
            <text:p>1 318,78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6" office:value-type="date" office:date-value="2022-09-04" calcext:value-type="date">
            <text:p>dim. 4 sept.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number-columns-repeated="2"/>
          <table:table-cell table:style-name="ce13" table:formula="of:=[.F69]+[.E70]" office:value-type="float" office:value="2630.31" calcext:value-type="float">
            <text:p>2630</text:p>
          </table:table-cell>
          <table:table-cell/>
          <table:table-cell table:style-name="ce13" table:formula="of:=[.H69]+[.G70]" office:value-type="float" office:value="16187" calcext:value-type="float">
            <text:p>16187</text:p>
          </table:table-cell>
          <table:table-cell table:number-columns-repeated="5"/>
          <table:table-cell table:formula="of:=[.K70]+[.L70]+[.M70]" office:value-type="currency" office:currency="EUR" office:value="0" calcext:value-type="currency">
            <text:p>0,00 €</text:p>
          </table:table-cell>
          <table:table-cell table:formula="of:=[.O69]+[.N70]" office:value-type="currency" office:currency="EUR" office:value="2081.2169" calcext:value-type="currency">
            <text:p>2 081,22 €</text:p>
          </table:table-cell>
          <table:table-cell table:style-name="ce19" table:formula="of:=[.A70]*budgetjour-[.O70]" office:value-type="currency" office:currency="EUR" office:value="1368.7831" calcext:value-type="currency">
            <text:p>1 368,78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6" office:value-type="date" office:date-value="2022-09-05" calcext:value-type="date">
            <text:p>lun. 5 sept.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2630.31" calcext:value-type="float">
            <text:p>2630</text:p>
          </table:table-cell>
          <table:table-cell/>
          <table:table-cell table:style-name="ce13" table:formula="of:=[.H70]+[.G71]" office:value-type="float" office:value="16187" calcext:value-type="float">
            <text:p>16187</text:p>
          </table:table-cell>
          <table:table-cell table:number-columns-repeated="5"/>
          <table:table-cell table:formula="of:=[.K71]+[.L71]+[.M71]" office:value-type="currency" office:currency="EUR" office:value="0" calcext:value-type="currency">
            <text:p>0,00 €</text:p>
          </table:table-cell>
          <table:table-cell table:formula="of:=[.O70]+[.N71]" office:value-type="currency" office:currency="EUR" office:value="2081.2169" calcext:value-type="currency">
            <text:p>2 081,22 €</text:p>
          </table:table-cell>
          <table:table-cell table:style-name="ce19" table:formula="of:=[.A71]*budgetjour-[.O71]" office:value-type="currency" office:currency="EUR" office:value="1418.7831" calcext:value-type="currency">
            <text:p>1 418,78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6" office:value-type="date" office:date-value="2022-09-06" calcext:value-type="date">
            <text:p>mar. 6 sept.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2630.31" calcext:value-type="float">
            <text:p>2630</text:p>
          </table:table-cell>
          <table:table-cell/>
          <table:table-cell table:style-name="ce13" table:formula="of:=[.H71]+[.G72]" office:value-type="float" office:value="16187" calcext:value-type="float">
            <text:p>16187</text:p>
          </table:table-cell>
          <table:table-cell table:number-columns-repeated="5"/>
          <table:table-cell table:formula="of:=[.K72]+[.L72]+[.M72]" office:value-type="currency" office:currency="EUR" office:value="0" calcext:value-type="currency">
            <text:p>0,00 €</text:p>
          </table:table-cell>
          <table:table-cell table:formula="of:=[.O71]+[.N72]" office:value-type="currency" office:currency="EUR" office:value="2081.2169" calcext:value-type="currency">
            <text:p>2 081,22 €</text:p>
          </table:table-cell>
          <table:table-cell table:style-name="ce19" table:formula="of:=[.A72]*budgetjour-[.O72]" office:value-type="currency" office:currency="EUR" office:value="1468.7831" calcext:value-type="currency">
            <text:p>1 468,78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6" office:value-type="date" office:date-value="2022-09-07" calcext:value-type="date">
            <text:p>mer. 7 sept.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2630.31" calcext:value-type="float">
            <text:p>2630</text:p>
          </table:table-cell>
          <table:table-cell/>
          <table:table-cell table:style-name="ce13" table:formula="of:=[.H72]+[.G73]" office:value-type="float" office:value="16187" calcext:value-type="float">
            <text:p>16187</text:p>
          </table:table-cell>
          <table:table-cell table:number-columns-repeated="5"/>
          <table:table-cell table:formula="of:=[.K73]+[.L73]+[.M73]" office:value-type="currency" office:currency="EUR" office:value="0" calcext:value-type="currency">
            <text:p>0,00 €</text:p>
          </table:table-cell>
          <table:table-cell table:formula="of:=[.O72]+[.N73]" office:value-type="currency" office:currency="EUR" office:value="2081.2169" calcext:value-type="currency">
            <text:p>2 081,22 €</text:p>
          </table:table-cell>
          <table:table-cell table:style-name="ce19" table:formula="of:=[.A73]*budgetjour-[.O73]" office:value-type="currency" office:currency="EUR" office:value="1518.7831" calcext:value-type="currency">
            <text:p>1 518,78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6" office:value-type="date" office:date-value="2022-09-08" calcext:value-type="date">
            <text:p>jeu. 8 sept.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2630.31" calcext:value-type="float">
            <text:p>2630</text:p>
          </table:table-cell>
          <table:table-cell/>
          <table:table-cell table:style-name="ce13" table:formula="of:=[.H73]+[.G74]" office:value-type="float" office:value="16187" calcext:value-type="float">
            <text:p>16187</text:p>
          </table:table-cell>
          <table:table-cell table:number-columns-repeated="5"/>
          <table:table-cell table:formula="of:=[.K74]+[.L74]+[.M74]" office:value-type="currency" office:currency="EUR" office:value="0" calcext:value-type="currency">
            <text:p>0,00 €</text:p>
          </table:table-cell>
          <table:table-cell table:formula="of:=[.O73]+[.N74]" office:value-type="currency" office:currency="EUR" office:value="2081.2169" calcext:value-type="currency">
            <text:p>2 081,22 €</text:p>
          </table:table-cell>
          <table:table-cell table:style-name="ce19" table:formula="of:=[.A74]*budgetjour-[.O74]" office:value-type="currency" office:currency="EUR" office:value="1568.7831" calcext:value-type="currency">
            <text:p>1 568,78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6" office:value-type="date" office:date-value="2022-09-09" calcext:value-type="date">
            <text:p>ven. 9 sept.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2630.31" calcext:value-type="float">
            <text:p>2630</text:p>
          </table:table-cell>
          <table:table-cell/>
          <table:table-cell table:style-name="ce13" table:formula="of:=[.H74]+[.G75]" office:value-type="float" office:value="16187" calcext:value-type="float">
            <text:p>16187</text:p>
          </table:table-cell>
          <table:table-cell table:number-columns-repeated="5"/>
          <table:table-cell table:formula="of:=[.K75]+[.L75]+[.M75]" office:value-type="currency" office:currency="EUR" office:value="0" calcext:value-type="currency">
            <text:p>0,00 €</text:p>
          </table:table-cell>
          <table:table-cell table:formula="of:=[.O74]+[.N75]" office:value-type="currency" office:currency="EUR" office:value="2081.2169" calcext:value-type="currency">
            <text:p>2 081,22 €</text:p>
          </table:table-cell>
          <table:table-cell table:style-name="ce19" table:formula="of:=[.A75]*budgetjour-[.O75]" office:value-type="currency" office:currency="EUR" office:value="1618.7831" calcext:value-type="currency">
            <text:p>1 618,78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6" office:value-type="date" office:date-value="2022-09-10" calcext:value-type="date">
            <text:p>sam. 10 sept.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2630.31" calcext:value-type="float">
            <text:p>2630</text:p>
          </table:table-cell>
          <table:table-cell/>
          <table:table-cell table:style-name="ce13" table:formula="of:=[.H75]+[.G76]" office:value-type="float" office:value="16187" calcext:value-type="float">
            <text:p>16187</text:p>
          </table:table-cell>
          <table:table-cell table:number-columns-repeated="5"/>
          <table:table-cell table:formula="of:=[.K76]+[.L76]+[.M76]" office:value-type="currency" office:currency="EUR" office:value="0" calcext:value-type="currency">
            <text:p>0,00 €</text:p>
          </table:table-cell>
          <table:table-cell table:formula="of:=[.O75]+[.N76]" office:value-type="currency" office:currency="EUR" office:value="2081.2169" calcext:value-type="currency">
            <text:p>2 081,22 €</text:p>
          </table:table-cell>
          <table:table-cell table:style-name="ce19" table:formula="of:=[.A76]*budgetjour-[.O76]" office:value-type="currency" office:currency="EUR" office:value="1668.7831" calcext:value-type="currency">
            <text:p>1 668,78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6" office:value-type="date" office:date-value="2022-09-11" calcext:value-type="date">
            <text:p>dim. 11 sept.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2630.31" calcext:value-type="float">
            <text:p>2630</text:p>
          </table:table-cell>
          <table:table-cell/>
          <table:table-cell table:style-name="ce13" table:formula="of:=[.H76]+[.G77]" office:value-type="float" office:value="16187" calcext:value-type="float">
            <text:p>16187</text:p>
          </table:table-cell>
          <table:table-cell table:number-columns-repeated="5"/>
          <table:table-cell table:formula="of:=[.K77]+[.L77]+[.M77]" office:value-type="currency" office:currency="EUR" office:value="0" calcext:value-type="currency">
            <text:p>0,00 €</text:p>
          </table:table-cell>
          <table:table-cell table:formula="of:=[.O76]+[.N77]" office:value-type="currency" office:currency="EUR" office:value="2081.2169" calcext:value-type="currency">
            <text:p>2 081,22 €</text:p>
          </table:table-cell>
          <table:table-cell table:style-name="ce19" table:formula="of:=[.A77]*budgetjour-[.O77]" office:value-type="currency" office:currency="EUR" office:value="1718.7831" calcext:value-type="currency">
            <text:p>1 718,78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6" office:value-type="date" office:date-value="2022-09-12" calcext:value-type="date">
            <text:p>lun. 12 sept.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2630.31" calcext:value-type="float">
            <text:p>2630</text:p>
          </table:table-cell>
          <table:table-cell/>
          <table:table-cell table:style-name="ce13" table:formula="of:=[.H77]+[.G78]" office:value-type="float" office:value="16187" calcext:value-type="float">
            <text:p>16187</text:p>
          </table:table-cell>
          <table:table-cell table:number-columns-repeated="5"/>
          <table:table-cell table:formula="of:=[.K78]+[.L78]+[.M78]" office:value-type="currency" office:currency="EUR" office:value="0" calcext:value-type="currency">
            <text:p>0,00 €</text:p>
          </table:table-cell>
          <table:table-cell table:formula="of:=[.O77]+[.N78]" office:value-type="currency" office:currency="EUR" office:value="2081.2169" calcext:value-type="currency">
            <text:p>2 081,22 €</text:p>
          </table:table-cell>
          <table:table-cell table:style-name="ce19" table:formula="of:=[.A78]*budgetjour-[.O78]" office:value-type="currency" office:currency="EUR" office:value="1768.7831" calcext:value-type="currency">
            <text:p>1 768,78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6" office:value-type="date" office:date-value="2022-09-13" calcext:value-type="date">
            <text:p>mar. 13 sept.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2630.31" calcext:value-type="float">
            <text:p>2630</text:p>
          </table:table-cell>
          <table:table-cell/>
          <table:table-cell table:style-name="ce13" table:formula="of:=[.H78]+[.G79]" office:value-type="float" office:value="16187" calcext:value-type="float">
            <text:p>16187</text:p>
          </table:table-cell>
          <table:table-cell table:number-columns-repeated="5"/>
          <table:table-cell table:formula="of:=[.K79]+[.L79]+[.M79]" office:value-type="currency" office:currency="EUR" office:value="0" calcext:value-type="currency">
            <text:p>0,00 €</text:p>
          </table:table-cell>
          <table:table-cell table:formula="of:=[.O78]+[.N79]" office:value-type="currency" office:currency="EUR" office:value="2081.2169" calcext:value-type="currency">
            <text:p>2 081,22 €</text:p>
          </table:table-cell>
          <table:table-cell table:style-name="ce19" table:formula="of:=[.A79]*budgetjour-[.O79]" office:value-type="currency" office:currency="EUR" office:value="1818.7831" calcext:value-type="currency">
            <text:p>1 818,78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6" office:value-type="date" office:date-value="2022-09-14" calcext:value-type="date">
            <text:p>mer. 14 sept.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2630.31" calcext:value-type="float">
            <text:p>2630</text:p>
          </table:table-cell>
          <table:table-cell/>
          <table:table-cell table:style-name="ce13" table:formula="of:=[.H79]+[.G80]" office:value-type="float" office:value="16187" calcext:value-type="float">
            <text:p>16187</text:p>
          </table:table-cell>
          <table:table-cell table:number-columns-repeated="5"/>
          <table:table-cell table:formula="of:=[.K80]+[.L80]+[.M80]" office:value-type="currency" office:currency="EUR" office:value="0" calcext:value-type="currency">
            <text:p>0,00 €</text:p>
          </table:table-cell>
          <table:table-cell table:formula="of:=[.O79]+[.N80]" office:value-type="currency" office:currency="EUR" office:value="2081.2169" calcext:value-type="currency">
            <text:p>2 081,22 €</text:p>
          </table:table-cell>
          <table:table-cell table:style-name="ce19" table:formula="of:=[.A80]*budgetjour-[.O80]" office:value-type="currency" office:currency="EUR" office:value="1868.7831" calcext:value-type="currency">
            <text:p>1 868,78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6" office:value-type="date" office:date-value="2022-09-15" calcext:value-type="date">
            <text:p>jeu. 15 sept.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2630.31" calcext:value-type="float">
            <text:p>2630</text:p>
          </table:table-cell>
          <table:table-cell/>
          <table:table-cell table:style-name="ce13" table:formula="of:=[.H80]+[.G81]" office:value-type="float" office:value="16187" calcext:value-type="float">
            <text:p>16187</text:p>
          </table:table-cell>
          <table:table-cell table:number-columns-repeated="5"/>
          <table:table-cell table:formula="of:=[.K81]+[.L81]+[.M81]" office:value-type="currency" office:currency="EUR" office:value="0" calcext:value-type="currency">
            <text:p>0,00 €</text:p>
          </table:table-cell>
          <table:table-cell table:formula="of:=[.O80]+[.N81]" office:value-type="currency" office:currency="EUR" office:value="2081.2169" calcext:value-type="currency">
            <text:p>2 081,22 €</text:p>
          </table:table-cell>
          <table:table-cell table:style-name="ce19" table:formula="of:=[.A81]*budgetjour-[.O81]" office:value-type="currency" office:currency="EUR" office:value="1918.7831" calcext:value-type="currency">
            <text:p>1 918,78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6" office:value-type="date" office:date-value="2022-09-16" calcext:value-type="date">
            <text:p>ven. 16 sept.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2630.31" calcext:value-type="float">
            <text:p>2630</text:p>
          </table:table-cell>
          <table:table-cell/>
          <table:table-cell table:style-name="ce13" table:formula="of:=[.H81]+[.G82]" office:value-type="float" office:value="16187" calcext:value-type="float">
            <text:p>16187</text:p>
          </table:table-cell>
          <table:table-cell table:number-columns-repeated="5"/>
          <table:table-cell table:formula="of:=[.K82]+[.L82]+[.M82]" office:value-type="currency" office:currency="EUR" office:value="0" calcext:value-type="currency">
            <text:p>0,00 €</text:p>
          </table:table-cell>
          <table:table-cell table:formula="of:=[.O81]+[.N82]" office:value-type="currency" office:currency="EUR" office:value="2081.2169" calcext:value-type="currency">
            <text:p>2 081,22 €</text:p>
          </table:table-cell>
          <table:table-cell table:style-name="ce19" table:formula="of:=[.A82]*budgetjour-[.O82]" office:value-type="currency" office:currency="EUR" office:value="1968.7831" calcext:value-type="currency">
            <text:p>1 968,78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6" office:value-type="date" office:date-value="2022-09-17" calcext:value-type="date">
            <text:p>sam. 17 sept.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2630.31" calcext:value-type="float">
            <text:p>2630</text:p>
          </table:table-cell>
          <table:table-cell/>
          <table:table-cell table:style-name="ce13" table:formula="of:=[.H82]+[.G83]" office:value-type="float" office:value="16187" calcext:value-type="float">
            <text:p>16187</text:p>
          </table:table-cell>
          <table:table-cell table:number-columns-repeated="5"/>
          <table:table-cell table:formula="of:=[.K83]+[.L83]+[.M83]" office:value-type="currency" office:currency="EUR" office:value="0" calcext:value-type="currency">
            <text:p>0,00 €</text:p>
          </table:table-cell>
          <table:table-cell table:formula="of:=[.O82]+[.N83]" office:value-type="currency" office:currency="EUR" office:value="2081.2169" calcext:value-type="currency">
            <text:p>2 081,22 €</text:p>
          </table:table-cell>
          <table:table-cell table:style-name="ce19" table:formula="of:=[.A83]*budgetjour-[.O83]" office:value-type="currency" office:currency="EUR" office:value="2018.7831" calcext:value-type="currency">
            <text:p>2 018,78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6" office:value-type="date" office:date-value="2022-09-18" calcext:value-type="date">
            <text:p>dim. 18 sept.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2630.31" calcext:value-type="float">
            <text:p>2630</text:p>
          </table:table-cell>
          <table:table-cell/>
          <table:table-cell table:style-name="ce13" table:formula="of:=[.H83]+[.G84]" office:value-type="float" office:value="16187" calcext:value-type="float">
            <text:p>16187</text:p>
          </table:table-cell>
          <table:table-cell table:number-columns-repeated="5"/>
          <table:table-cell table:formula="of:=[.K84]+[.L84]+[.M84]" office:value-type="currency" office:currency="EUR" office:value="0" calcext:value-type="currency">
            <text:p>0,00 €</text:p>
          </table:table-cell>
          <table:table-cell table:formula="of:=[.O83]+[.N84]" office:value-type="currency" office:currency="EUR" office:value="2081.2169" calcext:value-type="currency">
            <text:p>2 081,22 €</text:p>
          </table:table-cell>
          <table:table-cell table:style-name="ce19" table:formula="of:=[.A84]*budgetjour-[.O84]" office:value-type="currency" office:currency="EUR" office:value="2068.7831" calcext:value-type="currency">
            <text:p>2 068,78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6" office:value-type="date" office:date-value="2022-09-19" calcext:value-type="date">
            <text:p>lun. 19 sept.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2630.31" calcext:value-type="float">
            <text:p>2630</text:p>
          </table:table-cell>
          <table:table-cell/>
          <table:table-cell table:style-name="ce13" table:formula="of:=[.H84]+[.G85]" office:value-type="float" office:value="16187" calcext:value-type="float">
            <text:p>16187</text:p>
          </table:table-cell>
          <table:table-cell table:number-columns-repeated="5"/>
          <table:table-cell table:formula="of:=[.K85]+[.L85]+[.M85]" office:value-type="currency" office:currency="EUR" office:value="0" calcext:value-type="currency">
            <text:p>0,00 €</text:p>
          </table:table-cell>
          <table:table-cell table:formula="of:=[.O84]+[.N85]" office:value-type="currency" office:currency="EUR" office:value="2081.2169" calcext:value-type="currency">
            <text:p>2 081,22 €</text:p>
          </table:table-cell>
          <table:table-cell table:style-name="ce19" table:formula="of:=[.A85]*budgetjour-[.O85]" office:value-type="currency" office:currency="EUR" office:value="2118.7831" calcext:value-type="currency">
            <text:p>2 118,78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6" office:value-type="date" office:date-value="2022-09-20" calcext:value-type="date">
            <text:p>mar. 20 sept.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2630.31" calcext:value-type="float">
            <text:p>2630</text:p>
          </table:table-cell>
          <table:table-cell/>
          <table:table-cell table:style-name="ce13" table:formula="of:=[.H85]+[.G86]" office:value-type="float" office:value="16187" calcext:value-type="float">
            <text:p>16187</text:p>
          </table:table-cell>
          <table:table-cell table:number-columns-repeated="5"/>
          <table:table-cell table:formula="of:=[.K86]+[.L86]+[.M86]" office:value-type="currency" office:currency="EUR" office:value="0" calcext:value-type="currency">
            <text:p>0,00 €</text:p>
          </table:table-cell>
          <table:table-cell table:formula="of:=[.O85]+[.N86]" office:value-type="currency" office:currency="EUR" office:value="2081.2169" calcext:value-type="currency">
            <text:p>2 081,22 €</text:p>
          </table:table-cell>
          <table:table-cell table:style-name="ce19" table:formula="of:=[.A86]*budgetjour-[.O86]" office:value-type="currency" office:currency="EUR" office:value="2168.7831" calcext:value-type="currency">
            <text:p>2 168,78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6" office:value-type="date" office:date-value="2022-09-21" calcext:value-type="date">
            <text:p>mer. 21 sept.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2630.31" calcext:value-type="float">
            <text:p>2630</text:p>
          </table:table-cell>
          <table:table-cell/>
          <table:table-cell table:style-name="ce13" table:formula="of:=[.H86]+[.G87]" office:value-type="float" office:value="16187" calcext:value-type="float">
            <text:p>16187</text:p>
          </table:table-cell>
          <table:table-cell table:number-columns-repeated="5"/>
          <table:table-cell table:formula="of:=[.K87]+[.L87]+[.M87]" office:value-type="currency" office:currency="EUR" office:value="0" calcext:value-type="currency">
            <text:p>0,00 €</text:p>
          </table:table-cell>
          <table:table-cell table:formula="of:=[.O86]+[.N87]" office:value-type="currency" office:currency="EUR" office:value="2081.2169" calcext:value-type="currency">
            <text:p>2 081,22 €</text:p>
          </table:table-cell>
          <table:table-cell table:style-name="ce19" table:formula="of:=[.A87]*budgetjour-[.O87]" office:value-type="currency" office:currency="EUR" office:value="2218.7831" calcext:value-type="currency">
            <text:p>2 218,78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6" office:value-type="date" office:date-value="2022-09-22" calcext:value-type="date">
            <text:p>jeu. 22 sept.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2630.31" calcext:value-type="float">
            <text:p>2630</text:p>
          </table:table-cell>
          <table:table-cell/>
          <table:table-cell table:style-name="ce13" table:formula="of:=[.H87]+[.G88]" office:value-type="float" office:value="16187" calcext:value-type="float">
            <text:p>16187</text:p>
          </table:table-cell>
          <table:table-cell table:number-columns-repeated="5"/>
          <table:table-cell table:formula="of:=[.K88]+[.L88]+[.M88]" office:value-type="currency" office:currency="EUR" office:value="0" calcext:value-type="currency">
            <text:p>0,00 €</text:p>
          </table:table-cell>
          <table:table-cell table:formula="of:=[.O87]+[.N88]" office:value-type="currency" office:currency="EUR" office:value="2081.2169" calcext:value-type="currency">
            <text:p>2 081,22 €</text:p>
          </table:table-cell>
          <table:table-cell table:style-name="ce19" table:formula="of:=[.A88]*budgetjour-[.O88]" office:value-type="currency" office:currency="EUR" office:value="2268.7831" calcext:value-type="currency">
            <text:p>2 268,78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6" office:value-type="date" office:date-value="2022-09-23" calcext:value-type="date">
            <text:p>ven. 23 sept.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2630.31" calcext:value-type="float">
            <text:p>2630</text:p>
          </table:table-cell>
          <table:table-cell/>
          <table:table-cell table:style-name="ce13" table:formula="of:=[.H88]+[.G89]" office:value-type="float" office:value="16187" calcext:value-type="float">
            <text:p>16187</text:p>
          </table:table-cell>
          <table:table-cell table:number-columns-repeated="5"/>
          <table:table-cell table:formula="of:=[.K89]+[.L89]+[.M89]" office:value-type="currency" office:currency="EUR" office:value="0" calcext:value-type="currency">
            <text:p>0,00 €</text:p>
          </table:table-cell>
          <table:table-cell table:formula="of:=[.O88]+[.N89]" office:value-type="currency" office:currency="EUR" office:value="2081.2169" calcext:value-type="currency">
            <text:p>2 081,22 €</text:p>
          </table:table-cell>
          <table:table-cell table:style-name="ce19" table:formula="of:=[.A89]*budgetjour-[.O89]" office:value-type="currency" office:currency="EUR" office:value="2318.7831" calcext:value-type="currency">
            <text:p>2 318,78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6" office:value-type="date" office:date-value="2022-09-24" calcext:value-type="date">
            <text:p>sam. 24 sept.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2630.31" calcext:value-type="float">
            <text:p>2630</text:p>
          </table:table-cell>
          <table:table-cell/>
          <table:table-cell table:style-name="ce13" table:formula="of:=[.H89]+[.G90]" office:value-type="float" office:value="16187" calcext:value-type="float">
            <text:p>16187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currency" office:currency="EUR" office:value="2081.2169" calcext:value-type="currency">
            <text:p>2 081,22 €</text:p>
          </table:table-cell>
          <table:table-cell table:style-name="ce19" table:formula="of:=[.A90]*budgetjour-[.O90]" office:value-type="currency" office:currency="EUR" office:value="2368.7831" calcext:value-type="currency">
            <text:p>2 368,78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6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2630.31" calcext:value-type="float">
            <text:p>2630</text:p>
          </table:table-cell>
          <table:table-cell/>
          <table:table-cell table:style-name="ce13" table:formula="of:=[.H90]+[.G91]" office:value-type="float" office:value="16187" calcext:value-type="float">
            <text:p>16187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2081.2169" calcext:value-type="currency">
            <text:p>2 081,22 €</text:p>
          </table:table-cell>
          <table:table-cell table:style-name="ce19" table:formula="of:=[.A91]*budgetjour-[.O91]" office:value-type="currency" office:currency="EUR" office:value="2418.7831" calcext:value-type="currency">
            <text:p>2 418,78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6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2630.31" calcext:value-type="float">
            <text:p>2630</text:p>
          </table:table-cell>
          <table:table-cell/>
          <table:table-cell table:style-name="ce13" table:formula="of:=[.H91]+[.G92]" office:value-type="float" office:value="16187" calcext:value-type="float">
            <text:p>16187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2081.2169" calcext:value-type="currency">
            <text:p>2 081,22 €</text:p>
          </table:table-cell>
          <table:table-cell table:style-name="ce19" table:formula="of:=[.A92]*budgetjour-[.O92]" office:value-type="currency" office:currency="EUR" office:value="2468.7831" calcext:value-type="currency">
            <text:p>2 468,78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6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2630.31" calcext:value-type="float">
            <text:p>2630</text:p>
          </table:table-cell>
          <table:table-cell/>
          <table:table-cell table:style-name="ce13" table:formula="of:=[.H92]+[.G93]" office:value-type="float" office:value="16187" calcext:value-type="float">
            <text:p>16187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2081.2169" calcext:value-type="currency">
            <text:p>2 081,22 €</text:p>
          </table:table-cell>
          <table:table-cell table:style-name="ce19" table:formula="of:=[.A93]*budgetjour-[.O93]" office:value-type="currency" office:currency="EUR" office:value="2518.7831" calcext:value-type="currency">
            <text:p>2 518,78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6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2630.31" calcext:value-type="float">
            <text:p>2630</text:p>
          </table:table-cell>
          <table:table-cell/>
          <table:table-cell table:style-name="ce13" table:formula="of:=[.H93]+[.G94]" office:value-type="float" office:value="16187" calcext:value-type="float">
            <text:p>16187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2081.2169" calcext:value-type="currency">
            <text:p>2 081,22 €</text:p>
          </table:table-cell>
          <table:table-cell table:style-name="ce19" table:formula="of:=[.A94]*budgetjour-[.O94]" office:value-type="currency" office:currency="EUR" office:value="2568.7831" calcext:value-type="currency">
            <text:p>2 568,78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6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2630.31" calcext:value-type="float">
            <text:p>2630</text:p>
          </table:table-cell>
          <table:table-cell/>
          <table:table-cell table:style-name="ce13" table:formula="of:=[.H94]+[.G95]" office:value-type="float" office:value="16187" calcext:value-type="float">
            <text:p>16187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currency" office:currency="EUR" office:value="2081.2169" calcext:value-type="currency">
            <text:p>2 081,22 €</text:p>
          </table:table-cell>
          <table:table-cell table:style-name="ce19" table:formula="of:=[.A95]*budgetjour-[.O95]" office:value-type="currency" office:currency="EUR" office:value="2618.7831" calcext:value-type="currency">
            <text:p>2 618,78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6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2630.31" calcext:value-type="float">
            <text:p>2630</text:p>
          </table:table-cell>
          <table:table-cell/>
          <table:table-cell table:style-name="ce13" table:formula="of:=[.H95]+[.G96]" office:value-type="float" office:value="16187" calcext:value-type="float">
            <text:p>16187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2081.2169" calcext:value-type="currency">
            <text:p>2 081,22 €</text:p>
          </table:table-cell>
          <table:table-cell table:style-name="ce19" table:formula="of:=[.A96]*budgetjour-[.O96]" office:value-type="currency" office:currency="EUR" office:value="2668.7831" calcext:value-type="currency">
            <text:p>2 668,78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2" table:default-cell-style-name="ce41"/>
        <table:table-column table:style-name="co2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2" table:default-cell-style-name="Default"/>
        <table:table-column table:style-name="co11" table:default-cell-style-name="Default"/>
        <table:table-column table:style-name="co2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41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41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41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41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41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41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42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2" table:default-cell-style-name="ce6"/>
        <table:table-column table:style-name="co12" table:default-cell-style-name="Default"/>
        <table:table-column table:style-name="co2" table:number-columns-repeated="3" table:default-cell-style-name="Default"/>
        <table:table-row table:style-name="ro2">
          <table:table-cell table:style-name="Default" office:value-type="string" calcext:value-type="string">
            <text:p>Cachan</text:p>
          </table:table-cell>
          <table:table-cell office:value-type="string" calcext:value-type="string">
            <text:p>Saint Mammes</text:p>
          </table:table-cell>
          <table:table-cell table:number-columns-repeated="2" office:value-type="float" office:value="65" calcext:value-type="float">
            <text:p>65</text:p>
          </table:table-cell>
          <table:table-cell/>
        </table:table-row>
        <table:table-row table:style-name="ro2">
          <table:table-cell table:style-name="Default" table:formula="of:=[.B1]" office:value-type="string" office:string-value="Saint Mammes" calcext:value-type="string">
            <text:p>Saint Mammes</text:p>
          </table:table-cell>
          <table:table-cell office:value-type="string" calcext:value-type="string">
            <text:p>Saint Florentin</text:p>
          </table:table-cell>
          <table:table-cell office:value-type="float" office:value="156" calcext:value-type="float">
            <text:p>15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Default" table:formula="of:=[.B2]" office:value-type="string" office:string-value="Saint Florentin" calcext:value-type="string">
            <text:p>Saint Florentin</text:p>
          </table:table-cell>
          <table:table-cell office:value-type="string" calcext:value-type="string">
            <text:p>Pont et Massene</text:p>
          </table:table-cell>
          <table:table-cell office:value-type="float" office:value="244" calcext:value-type="float">
            <text:p>244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 table:style-name="Default" table:formula="of:=[.B3]" office:value-type="string" office:string-value="Pont et Massene" calcext:value-type="string">
            <text:p>Pont et Massene</text:p>
          </table:table-cell>
          <table:table-cell office:value-type="string" calcext:value-type="string">
            <text:p>Chagny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2">
          <table:table-cell table:style-name="Default" table:formula="of:=[.B4]" office:value-type="string" office:string-value="Chagny" calcext:value-type="string">
            <text:p>Chagny</text:p>
          </table:table-cell>
          <table:table-cell table:number-columns-repeated="4"/>
        </table:table-row>
        <table:table-row table:style-name="ro2">
          <table:table-cell table:style-name="Default" table:formula="of:=[.B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date" office:date-value="2022-07-05" calcext:value-type="date">
            <text:p>mar. 5 juil.</text:p>
          </table:table-cell>
          <table:table-cell office:value-type="string" calcext:value-type="string">
            <text:p>Ambérieu</text:p>
          </table:table-cell>
          <table:table-cell office:value-type="string" calcext:value-type="string">
            <text:p>Chambery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date" office:date-value="2022-07-06" calcext:value-type="date">
            <text:p>mer. 6 juil.</text:p>
          </table:table-cell>
          <table:table-cell table:formula="of:=[.C7]" office:value-type="string" office:string-value="Chambery" calcext:value-type="string">
            <text:p>Chambery</text:p>
          </table:table-cell>
          <table:table-cell office:value-type="string" calcext:value-type="string">
            <text:p>st jean de maurienne</text:p>
          </table:table-cell>
          <table:table-cell office:value-type="float" office:value="610" calcext:value-type="float">
            <text:p>610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date" office:date-value="2022-07-07" calcext:value-type="date">
            <text:p>jeu. 7 juil.</text:p>
          </table:table-cell>
          <table:table-cell table:formula="of:=[.C8]" office:value-type="string" office:string-value="st jean de maurienne" calcext:value-type="string">
            <text:p>st jean de maurienne</text:p>
          </table:table-cell>
          <table:table-cell office:value-type="string" calcext:value-type="string">
            <text:p>Valcenis</text:p>
          </table:table-cell>
          <table:table-cell office:value-type="float" office:value="657" calcext:value-type="float">
            <text:p>657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date" office:date-value="2022-07-08" calcext:value-type="date">
            <text:p>ven. 8 juil.</text:p>
          </table:table-cell>
          <table:table-cell table:formula="of:=[.C9]" office:value-type="string" office:string-value="Valcenis" calcext:value-type="string">
            <text:p>Valcenis</text:p>
          </table:table-cell>
          <table:table-cell office:value-type="string" calcext:value-type="string">
            <text:p>turin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date" office:date-value="2022-07-09" calcext:value-type="date">
            <text:p>sam. 9 juil.</text:p>
          </table:table-cell>
          <table:table-cell table:formula="of:=[.C10]" office:value-type="string" office:string-value="turin" calcext:value-type="string">
            <text:p>turin</text:p>
          </table:table-cell>
          <table:table-cell table:number-columns-repeated="3"/>
        </table:table-row>
        <table:table-row table:style-name="ro2">
          <table:table-cell office:value-type="date" office:date-value="2022-07-10" calcext:value-type="date">
            <text:p>dim. 10 juil.</text:p>
          </table:table-cell>
          <table:table-cell table:formula="of:=[.C11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1" calcext:value-type="date">
            <text:p>lun. 11 juil.</text:p>
          </table:table-cell>
          <table:table-cell table:formula="of:=[.C12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2" calcext:value-type="date">
            <text:p>mar. 12 juil.</text:p>
          </table:table-cell>
          <table:table-cell table:formula="of:=[.C13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3" calcext:value-type="date">
            <text:p>mer. 13 juil.</text:p>
          </table:table-cell>
          <table:table-cell table:formula="of:=[.C14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4" calcext:value-type="date">
            <text:p>jeu. 14 juil.</text:p>
          </table:table-cell>
          <table:table-cell table:formula="of:=[.C1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5" calcext:value-type="date">
            <text:p>ven. 15 juil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6" calcext:value-type="date">
            <text:p>sam. 16 juil.</text:p>
          </table:table-cell>
          <table:table-cell table:formula="of:=[.C17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7" calcext:value-type="date">
            <text:p>dim. 17 juil.</text:p>
          </table:table-cell>
          <table:table-cell table:formula="of:=[.C18]" office:value-type="float" office:value="0" calcext:value-type="float">
            <text:p>0</text:p>
          </table:table-cell>
          <table:table-cell table:number-columns-repeated="3"/>
        </table:table-row>
      </table:table>
      <table:table table:name="Feuille4" table:style-name="ta1">
        <table:table-column table:style-name="co2" table:default-cell-style-name="ce6"/>
        <table:table-column table:style-name="co13" table:default-cell-style-name="Default"/>
        <table:table-column table:style-name="co2" table:number-columns-repeated="2" table:default-cell-style-name="Default"/>
        <table:table-column table:style-name="co14" table:default-cell-style-name="Default"/>
        <table:table-column table:style-name="co2" table:default-cell-style-name="Default"/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2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4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4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table:number-columns-repeated="5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table:number-columns-repeated="5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table:number-columns-repeated="5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table:number-columns-repeated="5"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table:number-columns-repeated="5"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table:number-columns-repeated="5"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table:number-columns-repeated="5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table:number-columns-repeated="5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table:number-columns-repeated="5"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table:number-columns-repeated="5"/>
        </table:table-row>
      </table:table>
      <table:table table:name="Ferry" table:style-name="ta1">
        <table:table-column table:style-name="co2" table:number-columns-repeated="2" table:default-cell-style-name="Default"/>
        <table:table-column table:style-name="co2" table:default-cell-style-name="ce51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7">00/00/0000</text:date>, <text:time style:data-style-name="N2" text:time-value="13:59:34.3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8-07T23:16:00.587000000</dc:date>
    <meta:editing-duration>P35DT14H55M58S</meta:editing-duration>
    <meta:editing-cycles>81</meta:editing-cycles>
    <meta:document-statistic meta:table-count="6" meta:cell-count="1414" meta:object-count="0"/>
  </office:meta>
</office:document-meta>
</file>